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Normal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26cm" fo:min-width="1.476cm"/>
    </style:style>
    <style:style style:name="gr2" style:family="graphic" style:parent-style-name="standard">
      <style:graphic-properties svg:stroke-width="0.102cm" draw:marker-start-width="0.509cm" draw:marker-end-width="0.509cm" draw:opacity="0%" draw:textarea-horizontal-align="justify" draw:textarea-vertical-align="middle" draw:auto-grow-height="false" fo:min-height="1.624cm" fo:min-width="1.374cm" fo:padding-top="0.176cm" fo:padding-bottom="0.176cm" fo:padding-left="0.301cm" fo:padding-right="0.301cm" draw:shadow-opacity="0%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42cm" fo:min-width="1.19cm"/>
    </style:style>
    <style:style style:name="gr5" style:family="graphic" style:parent-style-name="standard">
      <style:graphic-properties svg:stroke-width="0.152cm" draw:marker-start-width="0.66cm" draw:marker-end-width="0.66cm" draw:opacity="0%" draw:textarea-horizontal-align="justify" draw:textarea-vertical-align="middle" draw:auto-grow-height="false" fo:min-height="1.277cm" fo:min-width="0.489cm" fo:padding-top="0.201cm" fo:padding-bottom="0.201cm" fo:padding-left="0.326cm" fo:padding-right="0.326cm" draw:shadow-opacity="0%"/>
    </style:style>
    <style:style style:name="gr6" style:family="graphic" style:parent-style-name="objectwithoutfill">
      <style:graphic-properties draw:marker-end="Arrow" draw:marker-end-width="0.559cm" draw:fill="none" draw:textarea-vertical-align="middle"/>
    </style:style>
    <style:style style:name="gr7" style:family="graphic" style:parent-style-name="standard">
      <style:graphic-properties svg:stroke-width="0.152cm" draw:marker-start-width="0.66cm" draw:marker-end-width="0.66cm" draw:opacity="0%" draw:textarea-horizontal-align="justify" draw:textarea-vertical-align="middle" draw:auto-grow-height="false" fo:min-height="1.125cm" fo:min-width="0.337cm" fo:padding-top="0.201cm" fo:padding-bottom="0.201cm" fo:padding-left="0.326cm" fo:padding-right="0.326cm" draw:shadow-opacity="0%"/>
    </style:style>
    <style:style style:name="gr8" style:family="graphic" style:parent-style-name="standard">
      <style:graphic-properties draw:stroke="none" svg:stroke-color="#000000" draw:fill="none" draw:fill-color="#ffffff" fo:min-height="0.7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9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52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664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T1" style:family="text">
      <style:text-properties style:font-name="Arial" style:font-name-asian="Arial" style:font-name-complex="Ari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94cm" svg:height="2.794cm" svg:x="3.286cm" svg:y="4.302cm"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94cm" svg:height="2.794cm" svg:x="14.287cm" svg:y="4.303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794cm" svg:height="2.794cm" svg:x="14.308cm" svg:y="12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94cm" svg:height="2.794cm" svg:x="3.286cm" svg:y="12.684cm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6.08cm" svg:y1="5.699cm" svg:x2="14.208cm" svg:y2="5.699cm">
          <text:p/>
        </draw:line>
        <draw:line draw:style-name="gr3" draw:text-style-name="P3" draw:layer="layout" svg:x1="15.732cm" svg:y1="7.05cm" svg:x2="15.732cm" svg:y2="12.557cm">
          <text:p/>
        </draw:line>
        <draw:line draw:style-name="gr3" draw:text-style-name="P3" draw:layer="layout" svg:x1="14.716cm" svg:y1="6.588cm" svg:x2="5.953cm" svg:y2="13.319cm">
          <text:p/>
        </draw:line>
        <draw:line draw:style-name="gr3" draw:text-style-name="P3" draw:layer="layout" svg:x1="4.683cm" svg:y1="12.684cm" svg:x2="4.683cm" svg:y2="7.096cm">
          <text:p/>
        </draw:line>
        <draw:line draw:style-name="gr3" draw:text-style-name="P3" draw:layer="layout" svg:x1="1.254cm" svg:y1="5.672cm" svg:x2="3.286cm" svg:y2="5.672cm">
          <text:p/>
        </draw:line>
        <draw:custom-shape draw:style-name="gr4" draw:text-style-name="P1" draw:layer="layout" svg:width="2.388cm" svg:height="2.362cm" svg:x="14.516cm" svg:y="12.832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397cm" svg:height="2.159cm" svg:x="3.286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4.656cm" svg:y1="4.148cm" svg:x2="4.91cm" svg:y2="4.529cm">
          <text:p/>
        </draw:line>
        <draw:line draw:style-name="gr6" draw:text-style-name="P3" draw:layer="layout" svg:x1="4.6cm" svg:y1="15.667cm" svg:x2="4.779cm" svg:y2="15.245cm">
          <text:p/>
        </draw:line>
        <draw:custom-shape draw:style-name="gr7" draw:text-style-name="P2" draw:layer="layout" svg:width="1.397cm" svg:height="2.159cm" svg:x="15.886cm" svg:y="3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5.988cm" svg:y1="4.122cm" svg:x2="15.851cm" svg:y2="4.559cm">
          <text:p/>
        </draw:line>
        <draw:custom-shape draw:style-name="gr7" draw:text-style-name="P2" draw:layer="layout" svg:width="1.397cm" svg:height="2.159cm" svg:x="3.286cm" svg:y="14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2.9cm" svg:height="0.963cm" svg:x="8.4cm" svg:y="4.237cm">
          <draw:text-box>
            <text:p text:style-name="P4"><text:span text:style-name="T1">ε</text:span>, ( , <text:span text:style-name="T1">↑X</text:span></text:p>
          </draw:text-box>
        </draw:frame>
        <draw:frame draw:style-name="gr8" draw:text-style-name="P5" draw:layer="layout" svg:width="2.9cm" svg:height="0.963cm" svg:x="8.3cm" svg:y="3.4cm">
          <draw:text-box>
            <text:p text:style-name="P4"><text:span text:style-name="T1">X</text:span>, ( , <text:span text:style-name="T1">↑X</text:span></text:p>
          </draw:text-box>
        </draw:frame>
        <draw:frame draw:style-name="gr8" draw:text-style-name="P5" draw:layer="layout" svg:width="3.7cm" svg:height="0.963cm" svg:x="8.4cm" svg:y="2.537cm">
          <draw:text-box>
            <text:p text:style-name="P4"><text:span text:style-name="T1">ε</text:span>, [0-9] , <text:span text:style-name="T1">→</text:span></text:p>
          </draw:text-box>
        </draw:frame>
        <draw:frame draw:style-name="gr8" draw:text-style-name="P5" draw:layer="layout" svg:width="4.4cm" svg:height="0.963cm" svg:x="8.3cm" svg:y="1.7cm">
          <draw:text-box>
            <text:p text:style-name="P4"><text:span text:style-name="T1">X</text:span>, [0-9] , <text:span text:style-name="T1">→</text:span></text:p>
          </draw:text-box>
        </draw:frame>
        <draw:frame draw:style-name="gr8" draw:text-style-name="P5" draw:layer="layout" svg:width="2.9cm" svg:height="0.963cm" svg:x="2.7cm" svg:y="2.337cm">
          <draw:text-box>
            <text:p text:style-name="P4"><text:span text:style-name="T1">ε</text:span>, ( , <text:span text:style-name="T1">↑X</text:span></text:p>
          </draw:text-box>
        </draw:frame>
        <draw:frame draw:style-name="gr8" draw:text-style-name="P5" draw:layer="layout" svg:width="2.9cm" svg:height="0.963cm" svg:x="2.6cm" svg:y="1.5cm">
          <draw:text-box>
            <text:p text:style-name="P4"><text:span text:style-name="T1">X</text:span>, ( , <text:span text:style-name="T1">↑X</text:span></text:p>
          </draw:text-box>
        </draw:frame>
        <draw:frame draw:style-name="gr9" draw:text-style-name="P5" draw:layer="layout" svg:width="3.402cm" svg:height="0.963cm" svg:x="15.201cm" svg:y="1.537cm">
          <draw:text-box>
            <text:p text:style-name="P4"><text:span text:style-name="T1">ε, [0-9], →</text:span></text:p>
          </draw:text-box>
        </draw:frame>
        <draw:frame draw:style-name="gr10" draw:text-style-name="P5" draw:layer="layout" svg:width="3.542cm" svg:height="0.963cm" svg:x="15.101cm" svg:y="2.338cm">
          <draw:text-box>
            <text:p text:style-name="P4"><text:span text:style-name="T1">X, [0-9], →</text:span></text:p>
          </draw:text-box>
        </draw:frame>
        <draw:frame draw:style-name="gr9" draw:text-style-name="P5" draw:layer="layout" svg:width="3.402cm" svg:height="0.963cm" svg:x="16.2cm" svg:y="9.101cm">
          <draw:text-box>
            <text:p text:style-name="P4"><text:span text:style-name="T1">ε, [0-9], →</text:span></text:p>
          </draw:text-box>
        </draw:frame>
        <draw:frame draw:style-name="gr9" draw:text-style-name="P5" draw:layer="layout" svg:width="3.402cm" svg:height="0.963cm" svg:x="9.8cm" svg:y="9.937cm">
          <draw:text-box>
            <text:p text:style-name="P4"><text:span text:style-name="T1">ε, [0-9], →</text:span></text:p>
          </draw:text-box>
        </draw:frame>
        <draw:frame draw:style-name="gr10" draw:text-style-name="P5" draw:layer="layout" svg:width="3.542cm" svg:height="0.963cm" svg:x="9.7cm" svg:y="10.738cm">
          <draw:text-box>
            <text:p text:style-name="P4"><text:span text:style-name="T1">X, [0-9], →</text:span></text:p>
          </draw:text-box>
        </draw:frame>
        <draw:frame draw:style-name="gr8" draw:text-style-name="P5" draw:layer="layout" svg:width="2.9cm" svg:height="0.963cm" svg:x="2.6cm" svg:y="16.601cm">
          <draw:text-box>
            <text:p text:style-name="P4"><text:span text:style-name="T1">X</text:span>, ) , <text:span text:style-name="T1">↓</text:span></text:p>
          </draw:text-box>
        </draw:frame>
        <draw:frame draw:style-name="gr11" draw:text-style-name="P5" draw:layer="layout" svg:width="4.028cm" svg:height="0.963cm" svg:x="0.901cm" svg:y="9.137cm">
          <draw:text-box>
            <text:p text:style-name="P4"><text:span text:style-name="T1">ε, [+,-,*,/], →</text:span></text:p>
          </draw:text-box>
        </draw:frame>
        <draw:frame draw:style-name="gr11" draw:text-style-name="P5" draw:layer="layout" svg:width="4.028cm" svg:height="0.963cm" svg:x="0.901cm" svg:y="9.137cm">
          <draw:text-box>
            <text:p text:style-name="P4"><text:span text:style-name="T1">ε, [+,-,*,/], →</text:span></text:p>
          </draw:text-box>
        </draw:frame>
        <draw:frame draw:style-name="gr12" draw:text-style-name="P5" draw:layer="layout" svg:width="4.168cm" svg:height="0.963cm" svg:x="0.801cm" svg:y="9.938cm">
          <draw:text-box>
            <text:p text:style-name="P4"><text:span text:style-name="T1">X, [+,-,*,/], →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Normal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2c001e" draw:marker-start-width="0.2cm" draw:marker-start-center="false" draw:marker-end-width="0.2cm" draw:marker-end-center="false" draw:fill="solid" draw:fill-color="#2c001e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Arrow" draw:marker-end-width="0.762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6T11:06:14.331317309</meta:creation-date>
    <dc:date>2018-05-26T12:00:55.342600921</dc:date>
    <meta:editing-duration>PT10M10S</meta:editing-duration>
    <meta:editing-cycles>1</meta:editing-cycles>
    <meta:document-statistic meta:object-count="31"/>
    <meta:generator>LibreOffice/5.1.6.2$Linux_X86_64 LibreOffice_project/10m0$Build-2</meta:generator>
  </office:meta>
</office:document-meta>
</file>